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e" style:font-name="apple-system" fo:letter-spacing="normal" fo:font-style="normal" fo:font-weight="normal"/>
    </style:style>
    <style:style style:name="P2"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e" style:font-name="apple-system" fo:letter-spacing="normal" fo:font-style="normal" fo:font-weight="normal"/>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normal"/>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paragraph-properties fo:margin-left="0in" fo:margin-right="0in" fo:margin-top="0in" fo:margin-bottom="0.1665in" loext:contextual-spacing="false" fo:orphans="2" fo:widows="2" fo:text-indent="0in" style:auto-text-indent="false"/>
    </style:style>
    <style:style style:name="P6"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09, due January 18th 2021</text:h>
      <text:p text:style-name="P4">The goal of this assignment is to parallelize an unknown application using profiling and OpenMP.</text:p>
      <text:h text:style-name="P2" text:outline-level="2"><text:bookmark text:name="user-content-exercise-1"/>Exercise 1</text:h>
      <text:h text:style-name="P3" text:outline-level="3"><text:bookmark text:name="user-content-description"/>Description</text:h>
      <text:p text:style-name="P5"><text:span text:style-name="T1">The file </text:span><text:a xlink:type="simple" xlink:href="https://github.com/philippgs/uibk_parsys_20/blob/master/proseminar/09/real.tar.gz" text:style-name="Internet_20_link" text:visited-style-name="Visited_20_Internet_20_Link"><text:span text:style-name="T2">real.tar.gz</text:span></text:a><text:span text:style-name="T1"> contains a realistic implementation of a (simple) numerical algorithm. Imagine you are tasked with making this implementation faster by parallelizing it with OpenMP, without any further information.</text:span></text:p>
      <text:h text:style-name="P3" text:outline-level="3"><text:bookmark text:name="user-content-tasks"/>Tasks</text:h>
      <text:list xml:id="list2167089431" text:style-name="L1">
        <text:list-item>
          <text:p text:style-name="P6">Familiarize yourself with the code. You are not required to look at every source line, but rather profile the code using the means discussed in the lecture and get a grasp on its computational hotspots and performance characteristics (computation-heavy, memory-heavy, etc.).</text:p>
        </text:list-item>
        <text:list-item>
          <text:p text:style-name="P6">Investigate any loops that carry larger workloads and determine if and how they can be parallelized. Parallelize them with OpenMP. Ensure that any code modification does not violate program correctness with respect to its output.</text:p>
        </text:list-item>
        <text:list-item>
          <text:p text:style-name="P6">Benchmark the original, sequential program and your parallelized version for 1, 2, 4 and 8 threads on LCC2 and enter your results into the comparison spreadsheet linked on Discord..</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2:12:14.550478117</meta:creation-date>
    <dc:date>2021-01-12T12:12:44.501024427</dc:date>
    <meta:editing-duration>PT30S</meta:editing-duration>
    <meta:editing-cycles>1</meta:editing-cycles>
    <meta:document-statistic meta:table-count="0" meta:image-count="0" meta:object-count="0" meta:page-count="1" meta:paragraph-count="9" meta:word-count="163" meta:character-count="1064" meta:non-whitespace-character-count="913"/>
    <meta:generator>LibreOffice/6.4.6.2$Linux_X86_64 LibreOffice_project/40$Build-2</meta:generator>
  </office:meta>
</office:document-meta>
</file>